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27a" officeooo:paragraph-rsid="000ac27a"/>
    </style:style>
    <style:style style:name="P2" style:family="paragraph" style:parent-style-name="Standard">
      <style:text-properties officeooo:rsid="000b44ae" officeooo:paragraph-rsid="000b44ae"/>
    </style:style>
    <style:style style:name="P3" style:family="paragraph" style:parent-style-name="Standard">
      <style:text-properties officeooo:rsid="000ccde4" officeooo:paragraph-rsid="00135cb0"/>
    </style:style>
    <style:style style:name="P4" style:family="paragraph" style:parent-style-name="Standard">
      <style:text-properties officeooo:rsid="00135cb0" officeooo:paragraph-rsid="00135cb0"/>
    </style:style>
    <style:style style:name="P5" style:family="paragraph" style:parent-style-name="Standard">
      <style:text-properties officeooo:rsid="0013c92c" officeooo:paragraph-rsid="0013c92c"/>
    </style:style>
    <style:style style:name="P6" style:family="paragraph" style:parent-style-name="Standard">
      <style:text-properties officeooo:rsid="00144054" officeooo:paragraph-rsid="00144054"/>
    </style:style>
    <style:style style:name="P7" style:family="paragraph" style:parent-style-name="Standard">
      <style:text-properties officeooo:rsid="00144054" officeooo:paragraph-rsid="0015ef86"/>
    </style:style>
    <style:style style:name="P8" style:family="paragraph" style:parent-style-name="Standard">
      <style:text-properties officeooo:rsid="0015ef86" officeooo:paragraph-rsid="0015ef86"/>
    </style:style>
    <style:style style:name="T1" style:family="text">
      <style:text-properties officeooo:rsid="000b44ae"/>
    </style:style>
    <style:style style:name="T2" style:family="text">
      <style:text-properties officeooo:rsid="000e71e7"/>
    </style:style>
    <style:style style:name="T3" style:family="text">
      <style:text-properties officeooo:rsid="000f4a79"/>
    </style:style>
    <style:style style:name="T4" style:family="text">
      <style:text-properties officeooo:rsid="000fd595"/>
    </style:style>
    <style:style style:name="T5" style:family="text">
      <style:text-properties officeooo:rsid="00100a46"/>
    </style:style>
    <style:style style:name="T6" style:family="text">
      <style:text-properties officeooo:rsid="0011ed3b"/>
    </style:style>
    <style:style style:name="T7" style:family="text">
      <style:text-properties officeooo:rsid="00135cb0"/>
    </style:style>
    <style:style style:name="T8" style:family="text">
      <style:text-properties officeooo:rsid="0013c92c"/>
    </style:style>
    <style:style style:name="T9" style:family="text">
      <style:text-properties officeooo:rsid="00144054"/>
    </style:style>
    <style:style style:name="T10" style:family="text">
      <style:text-properties officeooo:rsid="0015ef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Need<text:span text:style-name="T1">ed</text:span> A New Hobby</text:p>
      <text:p text:style-name="P1"/>
      <text:p text:style-name="P2">Look, Test, Move On (or 30 years of dropped hobbies all in one project)</text:p>
      <text:p text:style-name="P2"/>
      <text:p text:style-name="P2"/>
      <text:p text:style-name="P2"/>
      <text:p text:style-name="P3">I <text:span text:style-name="T2">have been a gamer as far back as I can remember, I’m talkin’ Atari 2600. </text:span><text:span text:style-name="T3">At </text:span><text:span text:style-name="T8">the age of</text:span><text:span text:style-name="T3">1</text:span><text:span text:style-name="T8">0</text:span><text:span text:style-name="T3"> I pulled apart my old Tiger </text:span><text:span text:style-name="T4">LCD game. </text:span><text:span text:style-name="T5">Removed batteries, unscrewed the case and marveled at what I saw. I studied the guts of the thing and made sense </text:span><text:span text:style-name="T6">of everything except how the board interacted with the screen. The image on the screen was being sent through this foam. </text:span><text:span text:style-name="T7">The board had contacts, </text:span><text:span text:style-name="T8">and it was j</text:span><text:span text:style-name="T7">ust </text:span><text:span text:style-name="T8">this</text:span><text:span text:style-name="T7"> foam </text:span><text:span text:style-name="T8">strip</text:span><text:span text:style-name="T7"> sandwiching small metal </text:span><text:span text:style-name="T8">wires</text:span><text:span text:style-name="T7"> </text:span><text:span text:style-name="T8">glued to</text:span><text:span text:style-name="T7"> the board contacts </text:span><text:span text:style-name="T8">and</text:span><text:span text:style-name="T7"> screen components. </text:span></text:p>
      <text:p text:style-name="P3"/>
      <text:p text:style-name="P3"><text:span text:style-name="T7">Curiosity got the best of this toy. I wanted to know more, how the screen used the connection from the board. Knowing the risk, I removed the foam from the screen. I was able to confirm what I expected, the strip sent electricity to the screen, darkening specific built in shapes. The thing was basically digital watch. Satisfied, I put the strip back in it’s place, screwed everything back together. Batteries in, I powered up the device. Now a broken Tiger game.</text:span></text:p>
      <text:p text:style-name="P3"/>
      <text:p text:style-name="P4">That short lived tech adventure showed me that I had a basic understanding of how this stuff worked. I <text:span text:style-name="T8">unlocked a curiosity for tech that day. I had more fun braking an old game than I had while playing it. I wanted more. I wanted to build my own handheld game. I wanted to burry myself in the tech world.</text:span></text:p>
      <text:p text:style-name="P4"/>
      <text:p text:style-name="P5">At 16 I installed a game on to my PC, bleeding edge code. It ran like a slideshow at best, but crashed on the first level. “The PC met the minimum requirements, it should run fine.” I thought. I called support, and that day I learned how to kill unwanted processes in task manager. I also learned computers ran on complicated software. I learned that I knew almost nothing about computers, and I wanted to change that.</text:p>
      <text:p text:style-name="P5"/>
      <text:p text:style-name="P5">From that day forward I was “the computer guy”. Dialup internet came along. We physically went to a local ISP, obtained phone numbers, IP configuration, <text:span text:style-name="T9">and had to manually configure our connection to The Internet. The more I worked on technology the more I enjoyed it. I was obsessed.</text:span></text:p>
      <text:p text:style-name="P5"/>
      <text:p text:style-name="P7">I went to a technical college 6 months <text:span text:style-name="T10">after</text:span> <text:span text:style-name="T10">barely graduating </text:span>high school. That was when I realized I couldn’t stand working with code. Use a comma instead of a period by mistake and you can really mess up a database. I wasn’t ready for that kind of scrutiny. <text:span text:style-name="T10">In 2002 I earned my </text:span>AS in Network Engineering and Database Administration, <text:span text:style-name="T10">4.0 GPA, “Deans List”</text:span>. <text:span text:style-name="T10">Oh, I really like this, parts of it at least. </text:span></text:p>
      <text:p text:style-name="P7"/>
      <text:p text:style-name="P8">A+ N+ MCP, I was starting to earn the alphabet tech people put behind their names in email signatures.</text:p>
      <text:p text:style-name="P8"/>
      <text:p text:style-name="P8">20 years later, and I have touched and loved several technologies. CCNA was in the works, I studied with a bunch of nerds. They were into Linux. After a while, I started to get into Linux too. I work on Windows machines, the games I play require Windows. I abandoned Linux, for about 2 years. Got back into and out of Linux. I wanted to learn Linux, but wasn’t sure what I would do with it.</text:p>
      <text:p text:style-name="P8"/>
      <text:p text:style-name="P8">E-paper</text:p>
      <text:p text:style-name="P8">Raspberry Pi</text:p>
      <text:p text:style-name="P8">Python</text:p>
      <text:p text:style-name="P8">HTML, CSS, and Odin</text:p>
      <text:p text:style-name="P8">Mechanical keyboards and Cyberdeck</text:p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0:22:16.204349405</meta:creation-date>
    <dc:date>2022-09-08T16:54:33.579591117</dc:date>
    <meta:editing-duration>PT3H19M53S</meta:editing-duration>
    <meta:editing-cycles>1</meta:editing-cycles>
    <meta:document-statistic meta:table-count="0" meta:image-count="0" meta:object-count="0" meta:page-count="2" meta:paragraph-count="15" meta:word-count="562" meta:character-count="3038" meta:non-whitespace-character-count="2489"/>
    <meta:generator>LibreOffice/7.3.5.2$Linux_X86_64 LibreOffice_project/30$Build-2</meta:generator>
  </office:meta>
</office:document-meta>
</file>